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&lt;?xml version="1.0" encoding="UTF-8"?&gt;</text:p>
      <text:p text:style-name="Preformatted_20_Text">&lt;ies&gt;</text:p>
      <text:p text:style-name="Preformatted_20_Text"><text:s text:c="2"/>&lt;nombre&gt;IES TicArte&lt;/nombre&gt;</text:p>
      <text:p text:style-name="Preformatted_20_Text"><text:s text:c="2"/>&lt;web&gt;http://www.ticarte.com&lt;/web&gt;</text:p>
      <text:p text:style-name="Preformatted_20_Text"><text:s text:c="2"/>&lt;ciclos&gt;</text:p>
      <text:p text:style-name="Preformatted_20_Text"><text:s text:c="4"/>&lt;ciclo id="ASIR"&gt;</text:p>
      <text:p text:style-name="Preformatted_20_Text"><text:s text:c="6"/>&lt;nombre&gt;Administración de Sistemas Informáticos en Red&lt;/nombre&gt;</text:p>
      <text:p text:style-name="Preformatted_20_Text"><text:s text:c="6"/>&lt;grado&gt;Superior&lt;/grado&gt;</text:p>
      <text:p text:style-name="Preformatted_20_Text"><text:s text:c="6"/>&lt;decretoTitulo año="2009" /&gt;</text:p>
      <text:p text:style-name="Preformatted_20_Text"><text:s text:c="4"/>&lt;/ciclo&gt;</text:p>
      <text:p text:style-name="Preformatted_20_Text"><text:s text:c="4"/>&lt;ciclo id="DAW"&gt;</text:p>
      <text:p text:style-name="Preformatted_20_Text"><text:s text:c="6"/>&lt;nombre&gt;Desarrollo de Aplicaciones Web&lt;/nombre&gt;</text:p>
      <text:p text:style-name="Preformatted_20_Text"><text:s text:c="6"/>&lt;grado&gt;Superior&lt;/grado&gt;</text:p>
      <text:p text:style-name="Preformatted_20_Text"><text:s text:c="6"/>&lt;decretoTitulo año="2010" /&gt;</text:p>
      <text:p text:style-name="Preformatted_20_Text"><text:s text:c="4"/>&lt;/ciclo&gt;</text:p>
      <text:p text:style-name="Preformatted_20_Text"><text:s text:c="4"/>&lt;ciclo id="SMR"&gt;</text:p>
      <text:p text:style-name="Preformatted_20_Text"><text:s text:c="6"/>&lt;nombre&gt;Sistemas Microinformáticos y Redes&lt;/nombre&gt;</text:p>
      <text:p text:style-name="Preformatted_20_Text"><text:s text:c="6"/>&lt;grado&gt;Medio&lt;/grado&gt;</text:p>
      <text:p text:style-name="Preformatted_20_Text"><text:s text:c="6"/>&lt;decretoTitulo año="2008" /&gt;</text:p>
      <text:p text:style-name="Preformatted_20_Text"><text:s text:c="4"/>&lt;/ciclo&gt;</text:p>
      <text:p text:style-name="Preformatted_20_Text"><text:s/>&lt;/ciclos&gt;</text:p>
      <text:p text:style-name="P1">&lt;/ies&gt;</text:p>
      <text:p text:style-name="Standard"/>
      <text:list xml:id="list109389425" text:style-name="L1">
        <text:list-item>
          <text:p text:style-name="P2">Mostrar el nombre del instituto. </text:p>
        </text:list-item>
      </text:list>
      <text:p text:style-name="Text_20_body"><text:a xlink:type="simple" xlink:href="https://www.ticarte.com/contenido/ejercicios-practicos-de-xpath#ej01" text:style-name="Internet_20_link" text:visited-style-name="Visited_20_Internet_20_Link">Solución</text:a></text:p>
      <text:p text:style-name="P1"><text:bookmark text:name="ej01"/>/ies/nombre</text:p>
      <text:p text:style-name="Text_20_body"> </text:p>
      <text:list xml:id="list1181735607" text:style-name="L2">
        <text:list-item>
          <text:p text:style-name="P3">Mostrar la página web del instituto sin etiquetas. </text:p>
        </text:list-item>
      </text:list>
      <text:p text:style-name="Text_20_body"><text:a xlink:type="simple" xlink:href="https://www.ticarte.com/contenido/ejercicios-practicos-de-xpath#ej02" text:style-name="Internet_20_link" text:visited-style-name="Visited_20_Internet_20_Link">Solución</text:a></text:p>
      <text:p text:style-name="P1"><text:bookmark text:name="ej02"/>/ies/web/text()</text:p>
      <text:p text:style-name="Text_20_body"> </text:p>
      <text:list xml:id="list1802195898" text:style-name="L3">
        <text:list-item>
          <text:p text:style-name="P4">Mostrar el nombre de los ciclos formativos sin etiquetas. </text:p>
        </text:list-item>
      </text:list>
      <text:p text:style-name="Text_20_body"><text:a xlink:type="simple" xlink:href="https://www.ticarte.com/contenido/ejercicios-practicos-de-xpath#ej03" text:style-name="Internet_20_link" text:visited-style-name="Visited_20_Internet_20_Link">Solución</text:a></text:p>
      <text:p text:style-name="Text_20_body"> </text:p>
      <text:list xml:id="list3343689242" text:style-name="L4">
        <text:list-item>
          <text:p text:style-name="P5">Mostrar las siglas por las que se conocen los ciclos formativos. </text:p>
        </text:list-item>
      </text:list>
      <text:p text:style-name="Text_20_body"><text:a xlink:type="simple" xlink:href="https://www.ticarte.com/contenido/ejercicios-practicos-de-xpath#ej04" text:style-name="Internet_20_link" text:visited-style-name="Visited_20_Internet_20_Link">Solución</text:a></text:p>
      <text:p text:style-name="P1"><text:bookmark text:name="ej04"/>/ies/ciclos/ciclo/@id</text:p>
      <text:p text:style-name="Text_20_body"> </text:p>
      <text:list xml:id="list2013940431" text:style-name="L5">
        <text:list-item>
          <text:p text:style-name="P6">Mostrar los años en los que se publicaron los decretos de los ciclos formativos. </text:p>
        </text:list-item>
      </text:list>
      <text:p text:style-name="Text_20_body"><text:a xlink:type="simple" xlink:href="https://www.ticarte.com/contenido/ejercicios-practicos-de-xpath#ej05" text:style-name="Internet_20_link" text:visited-style-name="Visited_20_Internet_20_Link">Solución</text:a></text:p>
      <text:p text:style-name="P1"><text:bookmark text:name="ej05"/><text:soft-page-break/>/ies/ciclos/ciclo/decretoTitulo/@año</text:p>
      <text:p text:style-name="Text_20_body"> </text:p>
      <text:list xml:id="list4040768541" text:style-name="L6">
        <text:list-item>
          <text:p text:style-name="P7">Mostrar toda la información de los ciclos formativos de grado medio. </text:p>
        </text:list-item>
      </text:list>
      <text:p text:style-name="Text_20_body"><text:a xlink:type="simple" xlink:href="https://www.ticarte.com/contenido/ejercicios-practicos-de-xpath#ej06" text:style-name="Internet_20_link" text:visited-style-name="Visited_20_Internet_20_Link">Solución</text:a></text:p>
      <text:p text:style-name="Text_20_body"> </text:p>
      <text:list xml:id="list3453642477" text:style-name="L7">
        <text:list-item>
          <text:p text:style-name="P8">Mostrar los nombres de los ciclos formativos de grado superior. </text:p>
        </text:list-item>
      </text:list>
      <text:p text:style-name="Text_20_body"><text:a xlink:type="simple" xlink:href="https://www.ticarte.com/contenido/ejercicios-practicos-de-xpath#ej07" text:style-name="Internet_20_link" text:visited-style-name="Visited_20_Internet_20_Link">Solución</text:a></text:p>
      <text:p text:style-name="P1"><text:bookmark text:name="ej07"/>/ies/ciclos/ciclo[grado="Superior"]/nombre</text:p>
      <text:p text:style-name="Text_20_body"> </text:p>
      <text:list xml:id="list359254417" text:style-name="L8">
        <text:list-item>
          <text:p text:style-name="P9">Mostrar los nombres de los ciclos formativos anteriores a 2010 sin etiquetas. </text:p>
        </text:list-item>
      </text:list>
      <text:p text:style-name="Text_20_body"><text:a xlink:type="simple" xlink:href="https://www.ticarte.com/contenido/ejercicios-practicos-de-xpath#ej08" text:style-name="Internet_20_link" text:visited-style-name="Visited_20_Internet_20_Link">Solución</text:a></text:p>
      <text:p text:style-name="P1"><text:bookmark text:name="ej08"/>/ies/ciclos/ciclo[decretoTitulo/@año&lt;2010]/nombre/text()</text:p>
      <text:p text:style-name="Text_20_body"> </text:p>
      <text:list xml:id="list2875948501" text:style-name="L9">
        <text:list-item>
          <text:p text:style-name="P10">Mostrar los nombres de los ciclos formativos de 2008 o de 2010. </text:p>
        </text:list-item>
      </text:list>
      <text:p text:style-name="Text_20_body"><text:a xlink:type="simple" xlink:href="https://www.ticarte.com/contenido/ejercicios-practicos-de-xpath#ej09" text:style-name="Internet_20_link" text:visited-style-name="Visited_20_Internet_20_Link">Solución</text:a></text:p>
      <text:p text:style-name="P1"><text:bookmark text:name="ej09"/>/ies/ciclos/ciclo[decretoTitulo/@año=2008 or decretoTitulo/@año=2010]/nombr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12:38:39.512384063</meta:creation-date>
    <dc:date>2025-10-08T13:20:18.173660956</dc:date>
    <meta:editing-duration>PT31M28S</meta:editing-duration>
    <meta:editing-cycles>1</meta:editing-cycles>
    <meta:document-statistic meta:table-count="0" meta:image-count="0" meta:object-count="0" meta:page-count="2" meta:paragraph-count="55" meta:word-count="164" meta:character-count="1505" meta:non-whitespace-character-count="1295"/>
    <meta:generator>LibreOffice/7.3.7.2$Linux_X86_64 LibreOffice_project/30$Build-2</meta:generator>
  </office:meta>
</office:document-meta>
</file>